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7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4380" table:style-name="ce1">
            <text:p>438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2190" table:style-name="ce1">
            <text:p>2190</text:p>
          </table:table-cell>
          <table:table-cell table:number-columns-repeated="1637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16371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16371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3.32E-2" table:style-name="ce1">
            <text:p>0.0332</text:p>
          </table:table-cell>
          <table:table-cell table:number-columns-repeated="1637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1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99999999999998E-2" table:style-name="ce1">
            <text:p>0.0387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16371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16371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16371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8E-2" table:style-name="ce1">
            <text:p>0.0688</text:p>
          </table:table-cell>
          <table:table-cell office:value-type="float" office:value="4.82E-2" table:style-name="ce1">
            <text:p>0.0482</text:p>
          </table:table-cell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80" table:style-name="ce1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095" table:style-name="ce2">
            <text:p>1095</text:p>
          </table:table-cell>
          <table:table-cell table:number-columns-repeated="16380" table:style-name="ce1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16381" table:style-name="ce1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7.2800000000000004E-2" table:style-name="ce1">
            <text:p>0.0728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16381" table:style-name="ce1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2E-2" table:style-name="ce1">
            <text:p>0.0332</text:p>
          </table:table-cell>
          <table:table-cell table:number-columns-repeated="16381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99999999999999E-2" table:style-name="ce1">
            <text:p>0.0363</text:p>
          </table:table-cell>
          <table:table-cell table:number-columns-repeated="16381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5E-2" table:style-name="ce1">
            <text:p>0.0385</text:p>
          </table:table-cell>
          <table:table-cell table:number-columns-repeated="16381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16381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16381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2E-2" table:style-name="ce1">
            <text:p>0.0482</text:p>
          </table:table-cell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8T15:16:29Z</dc:date>
  </office:meta>
</office:document-meta>
</file>